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Times New Roman" svg:font-family="'Times New Roman'" style:font-family-generic="roman"/>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4594" officeooo:paragraph-rsid="00074594"/>
    </style:style>
    <style:style style:name="P2" style:family="paragraph" style:parent-style-name="Standard">
      <style:text-properties officeooo:rsid="00074594" officeooo:paragraph-rsid="0014e716"/>
    </style:style>
    <style:style style:name="P3" style:family="paragraph" style:parent-style-name="Standard">
      <style:text-properties officeooo:rsid="00074594" officeooo:paragraph-rsid="001af698"/>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officeooo:rsid="000e2a71"/>
    </style:style>
    <style:style style:name="T2" style:family="text">
      <style:text-properties officeooo:rsid="001af698"/>
    </style:style>
    <style:style style:name="T3" style:family="text">
      <style:text-properties officeooo:rsid="001b83b8"/>
    </style:style>
    <style:style style:name="T4" style:family="text">
      <style:text-properties officeooo:rsid="001c90fb"/>
    </style:style>
    <style:style style:name="T5" style:family="text">
      <style:text-properties officeooo:rsid="001e8638"/>
    </style:style>
    <style:style style:name="T6" style:family="text">
      <style:text-properties officeooo:rsid="00202b4e"/>
    </style:style>
    <style:style style:name="T7"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de" fo:country="CH"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text-position="0% 100%" style:font-name="Times New Roman" fo:font-size="8pt" fo:letter-spacing="normal" fo:language="de" fo:country="CH"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font-size="10pt" fo:language="de" fo:country="CH" style:language-asian="zh" style:country-asian="CN" style:language-complex="hi" style:country-complex="IN"/>
    </style:style>
    <style:style style:name="T10" style:family="text">
      <style:text-properties fo:font-size="10pt" fo:language="de" fo:country="CH" fo:font-style="italic" style:language-asian="zh" style:country-asian="CN" style:language-complex="hi" style:country-complex="IN"/>
    </style:style>
    <style:style style:name="T11"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de" fo:country="CH"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orem ipsum dolor sit amet, consectetuer adipiscing elit. Aenean commodo ligula eget dolor. Aenean massa. Cum sociis natoque penatibus et magnis dis parturient montes, nascetur ridiculus mus. Donec quamda <office:annotation office:name="__Annotation__191_723636829" loext:resolved="false"><dc:creator>Mirian Margiani</dc:creator><dc:date>2021-10-23T12:20:58.058579356</dc:date><meta:creator-initials>MM</meta:creator-initials><text:p text:style-name="P4"><text:span text:style-name="T7">#yellow</text:span></text:p></office:annotation><text:span text:style-name="T3">some info here</text:span><office:annotation-end office:name="__Annotation__191_723636829"/> <text:s/>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s <office:annotation office:name="__Annotation__61_4156805283" loext:resolved="false"><dc:creator>Different User</dc:creator><dc:date>2021-10-23T18:03:30.039948345</dc:date><meta:creator-initials>DU</meta:creator-initials><text:p text:style-name="P5"><text:span text:style-name="T11">#alpha</text:span></text:p><text:p text:style-name="P5"><text:span text:style-name="T11">#beta</text:span></text:p><text:p text:style-name="P5"><text:span text:style-name="T11">#gamma#secondary</text:span></text:p></office:annotation><office:annotation office:name="__Annotation__394_1543958303" loext:resolved="false"><dc:creator>Mirian Margiani</dc:creator><dc:date>2021-10-23T12:06:22.468857374</dc:date><meta:creator-initials>MM</meta:creator-initials><text:p text:style-name="P4"><text:span text:style-name="T7">#yellow#nested</text:span></text:p></office:annotation><text:span text:style-name="T4">this comment</text:span><office:annotation-end office:name="__Annotation__394_1543958303"/><office:annotation loext:resolved="false"><dc:creator>Another User</dc:creator><dc:date>2021-10-23T18:05:12.046183496</dc:date><meta:creator-initials>A</meta:creator-initials><text:p text:style-name="P5"><text:span text:style-name="T8">Antwort auf Mirian Margiani (23.10.2021, 12:06): "..."</text:span></text:p><text:p><text:span text:style-name="T9"/></text:p><text:p><text:span text:style-name="T9">Why? </text:span><text:span text:style-name="T10">Why</text:span><text:span text:style-name="T9"> in the name of all that is dear and precious?! I beg thee: </text:span><text:span text:style-name="T10">why?!!</text:span></text:p></office:annotation> <text:span text:style-name="T4">contains </text:span><office:annotation office:name="__Annotation__371_1543958303" loext:resolved="false"><dc:creator>Mirian Margiani</dc:creator><dc:date>2021-10-23T12:05:59.804651553</dc:date><meta:creator-initials>MM</meta:creator-initials><text:p text:style-name="P4"><text:span text:style-name="T7">#yellow#nested</text:span></text:p></office:annotation><text:span text:style-name="T4">nested comments</text:span><office:annotation-end office:name="__Annotation__371_1543958303"/> <text:span text:style-name="T4">that highlight certain parts of the sentence.</text:span><office:annotation-end office:name="__Annotation__61_4156805283"/> u, consequat vitae, eleifend ac, enim. Aliquam lorem ante, dapibus in, viverra quis, feugiat a, tellus. Phasellus viverra nulla ut metus varius laoreet. Quisque rutrum. Aenean imperdiet. Etiam ultricies nisi vel augue. Curabitur ullamcorper ultricies nisi. Nam eget dui. Lorem ipsum dolor sit amet, consectetuer adipiscisdf<text:span text:style-name="T1">asdlköjas</text:span>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 <text:span text:style-name="T5"><office:annotation office:name="__Annotation__90_4156805283" loext:resolved="false"><dc:creator>Another User</dc:creator><dc:date>2021-10-23T18:04:37.921974564</dc:date><meta:creator-initials>A</meta:creator-initials><text:p text:style-name="P5"><text:span text:style-name="T11">#MoreImportant</text:span></text:p><text:p text:style-name="P5"><text:span text:style-name="T11">#CamelCase</text:span></text:p></office:annotation></text:span><text:span text:style-name="T5">this one is different</text:span><office:annotation-end office:name="__Annotation__90_4156805283"/> rcu. In enim justo, rhoncus ut, imperdiet a, venenatis vitae, justo. Nullam dictum felis eu pede mollis pretium. Integer tincidunt. Cras dapibus. Vivamus elementum semper. Lorem ipsum dolor sit amet, consectetuer adipiscing elit. Aenean commodo ligula eget dolor. Aenean massa. Cum sociis natoque penatibus et magnis dis parturient montes, nascetur ridiculus mus. Donec quam felis, ultricies nec, pellentesque eu, pretium quis, sem. <office:annotation office:name="__Annotation__62_4156805283" loext:resolved="false"><dc:creator>Different User</dc:creator><dc:date>2021-10-23T18:04:01.079616328</dc:date><meta:creator-initials>DU</meta:creator-initials><text:p text:style-name="P5"><text:span text:style-name="T11">#important</text:span></text:p></office:annotation>Nulla consequat<office:annotation-end office:name="__Annotation__62_4156805283"/>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asöldkja <office:annotation office:name="__Annotation__0_2098155572" loext:resolved="false"><dc:creator>Mirian Margiani</dc:creator><dc:date>2021-10-23T11:54:29.015234717</dc:date><meta:creator-initials>MM</meta:creator-initials><text:p text:style-name="P6"><text:span text:style-name="T7">#yellow with extra info</text:span></text:p></office:annotation><text:span text:style-name="T6">some stuff</text:span><office:annotation-end office:name="__Annotation__0_2098155572"/> dfg <office:annotation office:name="__Annotation__1842_2098155572" loext:resolved="false"><dc:creator>Mirian Margiani</dc:creator><dc:date>2021-10-23T11:57:39.073029756</dc:date><meta:creator-initials>MM</meta:creator-initials><text:p text:style-name="P6"><text:span text:style-name="T7">Extra info at the beginning of the comment… #yellow</text:span></text:p></office:annotation><text:span text:style-name="T6">and more stuff</text:span><office:annotation-end office:name="__Annotation__1842_2098155572"/> gaiet. Etiam ultricies nisi vel augue. Curabitur ullamcorper ultricies nisi. Nam eget dui. 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text:p>
      <text:p text:style-name="P1"/>
      <text:p text:style-name="P1">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text:p>
      <text:p text:style-name="P1"/>
      <text:p text:style-name="P1">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text:soft-page-break/>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Lorem ipsum dolor sit amet, consectetuer </text:p>
      <text:p text:style-name="P1"/>
      <text:p text:style-name="P1">Lorem ipsum dolor sit amet, consectetuer adipiscing elit. Aenean commodo ligula eget dolor. Aenean massa. Cum sociis natoque penatibus et magnis dis parturient montes, nascetur ridiculus mus. Donec quam f</text:p>
      <text:p text:style-name="P1"/>
      <text:p text:style-name="P3">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 <office:annotation office:name="__Annotation__98_2098155572" loext:resolved="false"><dc:creator>Mirian Margiani</dc:creator><dc:date>2021-10-23T11:55:05.033332214</dc:date><meta:creator-initials>MM</meta:creator-initials><text:p text:style-name="P6"><text:span text:style-name="T7">#yellow#long</text:span></text:p></office:annotation>Lorem ipsum dolor sit amet, consectetuer adipiscing elit. <text:s/><text:span text:style-name="T2">A</text:span>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ksdjf<office:annotation-end office:name="__Annotation__98_2098155572"/>equat vitae, eleifend ac, enim. Aliquam lorem ante, dapibus in, viverra quis, feugiat a, tellus. Phasellus viverra nulla ut metus varius laoreet. Quisque rutrum. Aenean imperdiet. Etiam ultricies nisi vel augue. Curabitur ullamcorper ultricies nisi. Nam eget dui. Lorem ipsum dolor sit amet, con</text:p>
      <text:p text:style-name="P1">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Times New Roman" svg:font-family="'Times New Roman'" style:font-family-generic="roman"/>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rian Margiani</meta:initial-creator>
    <meta:creation-date>2021-10-23T11:53:24.831009121</meta:creation-date>
    <dc:date>2021-10-23T18:06:34.974761522</dc:date>
    <dc:creator>Another User</dc:creator>
    <meta:editing-duration>PT20M28S</meta:editing-duration>
    <meta:editing-cycles>26</meta:editing-cycles>
    <meta:generator>LibreOffice/7.1.5.2$Linux_X86_64 LibreOffice_project/10$Build-2</meta:generator>
    <meta:document-statistic meta:table-count="0" meta:image-count="0" meta:object-count="0" meta:page-count="2" meta:paragraph-count="6" meta:word-count="1196" meta:character-count="8320" meta:non-whitespace-character-count="7125"/>
  </office:meta>
</office:document-meta>
</file>